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80" draw:marker-start-width="0.276cm" draw:marker-end="Arrowheads_20_1" draw:marker-end-width="0.2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80" draw:marker-start-width="0.276cm" draw:marker-end="Arrowheads_20_1" draw:marker-end-width="0.279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152cm" svg:stroke-color="#000080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svg:stroke-width="0.051cm" svg:stroke-color="#00008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8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width="0.051cm" svg:stroke-color="#000080" draw:marker-start-width="0.276cm" draw:marker-end-width="0.276cm" draw:fill="none" draw:fill-color="#ffffff" draw:textarea-horizontal-align="left" draw:auto-grow-height="true" draw:auto-grow-width="false" fo:min-height="0cm" fo:min-width="3.467cm"/>
    </style:style>
    <style:style style:name="gr7" style:family="graphic" style:parent-style-name="standard">
      <style:graphic-properties svg:stroke-width="0.152cm" svg:stroke-color="#000080" draw:marker-start="Arrowheads_20_1" draw:marker-start-width="0.427cm" draw:marker-end="" draw:marker-end-width="0.427cm" draw:textarea-horizontal-align="center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svg:stroke-width="0.051cm" svg:stroke-color="#00008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80" draw:marker-start="Arrowheads_20_1" draw:marker-start-width="0.276cm" draw:marker-end="" draw:marker-end-width="0.2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solid" draw:stroke-dash="Line_20_Style_20_9" svg:stroke-width="0.051cm" svg:stroke-color="#000080" draw:marker-start-width="0.276cm" draw:marker-end-width="0.276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dash" draw:stroke-dash="Ultrafine_20_Dashed" svg:stroke-color="#008080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8pt" style:font-size-complex="18pt"/>
    </style:style>
    <style:style style:name="P3" style:family="paragraph">
      <style:text-properties fo:font-size="12pt" style:font-size-asian="18pt" style:font-size-complex="18pt"/>
    </style:style>
    <style:style style:name="P4" style:family="paragraph">
      <style:paragraph-properties fo:text-align="center"/>
      <style:text-properties style:text-position="0% 100%" fo:font-size="8pt" style:font-size-asian="18pt" style:font-size-complex="18pt"/>
    </style:style>
    <style:style style:name="P5" style:family="paragraph">
      <style:text-properties fo:color="#008080" fo:font-size="10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5.197cm" svg:y1="7.826cm" svg:x2="17.969cm" svg:y2="7.82cm">
          <text:p/>
        </draw:line>
        <draw:line draw:style-name="gr2" draw:text-style-name="P1" draw:layer="layout" svg:x1="15.364cm" svg:y1="6.091cm" svg:x2="17.969cm" svg:y2="6.08cm">
          <text:p/>
        </draw:line>
        <draw:line draw:style-name="gr3" draw:text-style-name="P1" draw:layer="layout" svg:x1="5.9cm" svg:y1="5.355cm" svg:x2="13.727cm" svg:y2="5.355cm">
          <text:p/>
        </draw:line>
        <draw:line draw:style-name="gr4" draw:text-style-name="P1" draw:layer="layout" svg:x1="7.198cm" svg:y1="16.785cm" svg:x2="6.68cm" svg:y2="5.355cm">
          <text:p/>
        </draw:line>
        <draw:line draw:style-name="gr4" draw:text-style-name="P1" draw:layer="layout" svg:x1="7.985cm" svg:y1="5.445cm" svg:x2="8.44cm" svg:y2="14.245cm">
          <text:p/>
        </draw:line>
        <draw:line draw:style-name="gr4" draw:text-style-name="P1" draw:layer="layout" svg:x1="10.525cm" svg:y1="5.445cm" svg:x2="10.98cm" svg:y2="11.8cm">
          <text:p/>
        </draw:line>
        <draw:line draw:style-name="gr4" draw:text-style-name="P1" draw:layer="layout" svg:x1="7.198cm" svg:y1="16.785cm" svg:x2="10.086cm" svg:y2="16.785cm">
          <text:p/>
        </draw:line>
        <draw:frame draw:style-name="gr5" draw:text-style-name="P2" draw:layer="layout" svg:width="3.986cm" svg:height="0.645cm" svg:x="10.925cm" svg:y="16.485cm">
          <draw:text-box>
            <text:p text:style-name="P2">Cloudbase 1.0 Branch</text:p>
          </draw:text-box>
        </draw:frame>
        <draw:frame draw:style-name="gr5" draw:text-style-name="P2" draw:layer="layout" svg:width="3.986cm" svg:height="0.645cm" svg:x="13.691cm" svg:y="13.918cm">
          <draw:text-box>
            <text:p text:style-name="P2">Cloudbase 1.1 Branch</text:p>
          </draw:text-box>
        </draw:frame>
        <draw:frame draw:style-name="gr5" draw:text-style-name="P2" draw:layer="layout" svg:width="3.986cm" svg:height="0.645cm" svg:x="15.56cm" svg:y="11.478cm">
          <draw:text-box>
            <text:p text:style-name="P2">Cloudbase 1.2 Branch</text:p>
          </draw:text-box>
        </draw:frame>
        <draw:frame draw:style-name="gr5" draw:text-style-name="P2" draw:layer="layout" svg:width="3.986cm" svg:height="0.645cm" svg:x="18.161cm" svg:y="9.373cm">
          <draw:text-box>
            <text:p text:style-name="P2">Cloudbase 1.3 Branch</text:p>
          </draw:text-box>
        </draw:frame>
        <draw:frame draw:style-name="gr5" draw:text-style-name="P2" draw:layer="layout" svg:width="3.846cm" svg:height="0.645cm" svg:x="18.26cm" svg:y="7.495cm">
          <draw:text-box>
            <text:p text:style-name="P2">Accumulo 1.3 Branch</text:p>
          </draw:text-box>
        </draw:frame>
        <draw:frame draw:style-name="gr5" draw:text-style-name="P3" draw:layer="layout" svg:width="3.698cm" svg:height="0.721cm" svg:x="7.475cm" svg:y="4.605cm">
          <draw:text-box>
            <text:p text:style-name="P3">Cloudbase Trunk</text:p>
          </draw:text-box>
        </draw:frame>
        <draw:frame draw:style-name="gr5" draw:text-style-name="P3" draw:layer="layout" svg:width="3.533cm" svg:height="0.721cm" svg:x="14.635cm" svg:y="3.345cm">
          <draw:text-box>
            <text:p text:style-name="P3">Accumulo Trunk</text:p>
          </draw:text-box>
        </draw:frame>
        <draw:frame draw:style-name="gr6" draw:text-style-name="P2" draw:layer="layout" svg:width="3.846cm" svg:height="0.645cm" svg:x="18.266cm" svg:y="5.71cm">
          <draw:text-box>
            <text:p text:style-name="P2">Accumulo 1.4 Branch</text:p>
          </draw:text-box>
        </draw:frame>
        <draw:line draw:style-name="gr3" draw:text-style-name="P1" draw:layer="layout" svg:x1="13.727cm" svg:y1="5.355cm" svg:x2="14.437cm" svg:y2="4.085cm">
          <text:p/>
        </draw:line>
        <draw:line draw:style-name="gr7" draw:text-style-name="P1" draw:layer="layout" svg:x1="18.963cm" svg:y1="4.089cm" svg:x2="14.437cm" svg:y2="4.089cm">
          <text:p/>
        </draw:line>
        <draw:ellipse draw:style-name="gr8" draw:text-style-name="P4" draw:layer="layout" svg:width="0.194cm" svg:height="0.218cm" draw:transform="rotate (-0.992045146834576) translate (9.74cm 16.653cm)">
          <text:p text:style-name="P4">Cloudbase 1.0.4</text:p>
        </draw:ellipse>
        <draw:ellipse draw:style-name="gr8" draw:text-style-name="P4" draw:layer="layout" svg:width="0.194cm" svg:height="0.218cm" draw:transform="rotate (-0.992045146834576) translate (8.141cm 16.653cm)">
          <text:p text:style-name="P4">Cloudbase 1.0.0</text:p>
        </draw:ellipse>
        <draw:ellipse draw:style-name="gr8" draw:text-style-name="P4" draw:layer="layout" svg:width="0.194cm" svg:height="0.218cm" draw:transform="rotate (-0.992045146834576) translate (8.542cm 16.653cm)">
          <text:p text:style-name="P4">Cloudbase 1.0.1</text:p>
        </draw:ellipse>
        <draw:ellipse draw:style-name="gr8" draw:text-style-name="P4" draw:layer="layout" svg:width="0.194cm" svg:height="0.218cm" draw:transform="rotate (-0.992045146834576) translate (8.942cm 16.653cm)">
          <text:p text:style-name="P4">Cloudbase 1.0.2</text:p>
        </draw:ellipse>
        <draw:ellipse draw:style-name="gr8" draw:text-style-name="P4" draw:layer="layout" svg:width="0.194cm" svg:height="0.218cm" draw:transform="rotate (-0.992045146834576) translate (9.342cm 16.653cm)">
          <text:p text:style-name="P4">Cloudbase 1.0.3</text:p>
        </draw:ellipse>
        <draw:ellipse draw:style-name="gr8" draw:text-style-name="P4" draw:layer="layout" svg:width="0.194cm" svg:height="0.218cm" draw:transform="rotate (-0.992045146834576) translate (10.142cm 16.653cm)">
          <text:p text:style-name="P4">Cloudbase 1.0.5</text:p>
        </draw:ellipse>
        <draw:line draw:style-name="gr4" draw:text-style-name="P1" draw:layer="layout" svg:x1="8.44cm" svg:y1="14.24cm" svg:x2="12.522cm" svg:y2="14.24cm">
          <text:p/>
        </draw:line>
        <draw:ellipse draw:style-name="gr8" draw:text-style-name="P4" draw:layer="layout" svg:width="0.194cm" svg:height="0.218cm" draw:transform="rotate (-0.992045146834576) translate (10.441cm 14.114cm)">
          <text:p text:style-name="P4">Cloudbase 1.1.0</text:p>
        </draw:ellipse>
        <draw:ellipse draw:style-name="gr8" draw:text-style-name="P4" draw:layer="layout" svg:width="0.194cm" svg:height="0.218cm" draw:transform="rotate (-0.992045146834576) translate (10.842cm 14.114cm)">
          <text:p text:style-name="P4">Cloudbase 1.1.1</text:p>
        </draw:ellipse>
        <draw:ellipse draw:style-name="gr8" draw:text-style-name="P4" draw:layer="layout" svg:width="0.194cm" svg:height="0.218cm" draw:transform="rotate (-0.992045146834576) translate (11.342cm 14.114cm)">
          <text:p text:style-name="P4">Cloudbase 1.1.2</text:p>
        </draw:ellipse>
        <draw:ellipse draw:style-name="gr8" draw:text-style-name="P4" draw:layer="layout" svg:width="0.194cm" svg:height="0.218cm" draw:transform="rotate (-0.992045146834576) translate (11.842cm 14.114cm)">
          <text:p text:style-name="P4">Cloudbase 1.1.3</text:p>
        </draw:ellipse>
        <draw:line draw:style-name="gr4" draw:text-style-name="P1" draw:layer="layout" svg:x1="14.547cm" svg:y1="11.802cm" svg:x2="10.98cm" svg:y2="11.8cm">
          <text:p/>
        </draw:line>
        <draw:ellipse draw:style-name="gr8" draw:text-style-name="P4" draw:layer="layout" svg:width="0.194cm" svg:height="0.218cm" draw:transform="rotate (-0.992045146834576) translate (11.983cm 11.66cm)">
          <text:p text:style-name="P4">Cloudbase 1.2.0</text:p>
        </draw:ellipse>
        <draw:ellipse draw:style-name="gr8" draw:text-style-name="P4" draw:layer="layout" svg:width="0.194cm" svg:height="0.218cm" draw:transform="rotate (-0.992045146834576) translate (12.384cm 11.66cm)">
          <text:p text:style-name="P4">Cloudbase 1.2.1</text:p>
        </draw:ellipse>
        <draw:ellipse draw:style-name="gr8" draw:text-style-name="P4" draw:layer="layout" svg:width="0.194cm" svg:height="0.218cm" draw:transform="rotate (-0.992045146834576) translate (12.543cm 14.114cm)">
          <text:p text:style-name="P4">Cloudbase 1.1.4</text:p>
        </draw:ellipse>
        <draw:ellipse draw:style-name="gr8" draw:text-style-name="P4" draw:layer="layout" svg:width="0.194cm" svg:height="0.218cm" draw:transform="rotate (-0.992045146834576) translate (12.785cm 11.66cm)">
          <text:p text:style-name="P4">Cloudbase 1.2.2</text:p>
        </draw:ellipse>
        <draw:ellipse draw:style-name="gr8" draw:text-style-name="P4" draw:layer="layout" svg:width="0.194cm" svg:height="0.218cm" draw:transform="rotate (-0.992045146834576) translate (13.486cm 11.66cm)">
          <text:p text:style-name="P4">Cloudbase 1.2.3</text:p>
        </draw:ellipse>
        <draw:ellipse draw:style-name="gr8" draw:text-style-name="P4" draw:layer="layout" svg:width="0.194cm" svg:height="0.218cm" draw:transform="rotate (-0.992045146834576) translate (14.587cm 11.66cm)">
          <text:p text:style-name="P4">Cloudbase 1.2.4</text:p>
        </draw:ellipse>
        <draw:line draw:style-name="gr9" draw:text-style-name="P1" draw:layer="layout" svg:x1="18.052cm" svg:y1="9.706cm" svg:x2="12.68cm" svg:y2="9.7cm">
          <text:p/>
        </draw:line>
        <draw:ellipse draw:style-name="gr8" draw:text-style-name="P4" draw:layer="layout" svg:width="0.194cm" svg:height="0.218cm" draw:transform="rotate (-0.992045146834576) translate (13.188cm 9.56cm)">
          <text:p text:style-name="P4">Cloudbase 1.3.0</text:p>
        </draw:ellipse>
        <draw:ellipse draw:style-name="gr8" draw:text-style-name="P4" draw:layer="layout" svg:width="0.194cm" svg:height="0.218cm" draw:transform="rotate (-0.992045146834576) translate (13.689cm 9.56cm)">
          <text:p text:style-name="P4">Cloudbase 1.3.1</text:p>
        </draw:ellipse>
        <draw:ellipse draw:style-name="gr8" draw:text-style-name="P4" draw:layer="layout" svg:width="0.194cm" svg:height="0.218cm" draw:transform="rotate (-0.992045146834576) translate (13.99cm 9.56cm)">
          <text:p text:style-name="P4">Cloudbase 1.3.2</text:p>
        </draw:ellipse>
        <draw:ellipse draw:style-name="gr8" draw:text-style-name="P4" draw:layer="layout" svg:width="0.194cm" svg:height="0.218cm" draw:transform="rotate (-0.992045146834576) translate (14.391cm 9.56cm)">
          <text:p text:style-name="P4">Cloudbase 1.3.3</text:p>
        </draw:ellipse>
        <draw:ellipse draw:style-name="gr8" draw:text-style-name="P4" draw:layer="layout" svg:width="0.194cm" svg:height="0.218cm" draw:transform="rotate (-0.992045146834576) translate (14.791cm 9.56cm)">
          <text:p text:style-name="P4">Cloudbase 1.3.4</text:p>
        </draw:ellipse>
        <draw:ellipse draw:style-name="gr8" draw:text-style-name="P4" draw:layer="layout" svg:width="0.194cm" svg:height="0.218cm" draw:transform="rotate (-0.992045146834576) translate (15.692cm 9.56cm)">
          <text:p text:style-name="P4">Cloudbase 1.3.5</text:p>
        </draw:ellipse>
        <draw:ellipse draw:style-name="gr8" draw:text-style-name="P4" draw:layer="layout" svg:width="0.194cm" svg:height="0.218cm" draw:transform="rotate (-0.992045146834576) translate (16.492cm 9.56cm)">
          <text:p text:style-name="P4">Cloudbase 1.3.6</text:p>
        </draw:ellipse>
        <draw:ellipse draw:style-name="gr8" draw:text-style-name="P4" draw:layer="layout" svg:width="0.194cm" svg:height="0.218cm" draw:transform="rotate (-0.992045146834576) translate (16.892cm 9.56cm)">
          <text:p text:style-name="P4">Cloudbase 1.3.7</text:p>
        </draw:ellipse>
        <draw:ellipse draw:style-name="gr8" draw:text-style-name="P4" draw:layer="layout" svg:width="0.194cm" svg:height="0.218cm" draw:transform="rotate (-0.992045146834576) translate (15.592cm 7.66cm)">
          <text:p text:style-name="P4">Accumulo 1.3.5</text:p>
        </draw:ellipse>
        <draw:ellipse draw:style-name="gr10" draw:text-style-name="P4" draw:layer="layout" svg:width="0.194cm" svg:height="0.218cm" draw:transform="rotate (-0.992045146834576) translate (17.494cm 7.66cm)">
          <text:p text:style-name="P4">Accumulo 1.3.6</text:p>
        </draw:ellipse>
        <draw:line draw:style-name="gr4" draw:text-style-name="P1" draw:layer="layout" svg:x1="12.43cm" svg:y1="5.445cm" svg:x2="12.68cm" svg:y2="9.7cm">
          <text:p/>
        </draw:line>
        <draw:line draw:style-name="gr4" draw:text-style-name="P1" draw:layer="layout" svg:x1="15.197cm" svg:y1="7.826cm" svg:x2="15.043cm" svg:y2="9.706cm">
          <text:p/>
        </draw:line>
        <draw:ellipse draw:style-name="gr8" draw:text-style-name="P4" draw:layer="layout" svg:width="0.194cm" svg:height="0.218cm" draw:transform="rotate (-0.992045146834576) translate (16.193cm 5.96cm)">
          <text:p text:style-name="P4">Accumulo 1.4.0</text:p>
        </draw:ellipse>
        <draw:line draw:style-name="gr4" draw:text-style-name="P1" draw:layer="layout" svg:x1="15.12cm" svg:y1="4.066cm" svg:x2="15.364cm" svg:y2="6.091cm">
          <text:p/>
        </draw:line>
        <draw:ellipse draw:style-name="gr10" draw:text-style-name="P4" draw:layer="layout" svg:width="0.194cm" svg:height="0.218cm" draw:transform="rotate (-0.992045146834576) translate (17.494cm 5.96cm)">
          <text:p text:style-name="P4">Accumulo 1.4.1</text:p>
        </draw:ellipse>
        <draw:line draw:style-name="gr11" draw:text-style-name="P1" draw:layer="layout" svg:x1="5.845cm" svg:y1="18.95cm" svg:x2="19.815cm" svg:y2="18.95cm">
          <text:p text:style-name="P1"/>
          <text:p text:style-name="P1">Time</text:p>
        </draw:line>
        <draw:line draw:style-name="gr12" draw:text-style-name="P1" draw:layer="layout" svg:x1="6.28cm" svg:y1="2.44cm" svg:x2="6.28cm" svg:y2="18.95cm">
          <text:p/>
        </draw:line>
        <draw:line draw:style-name="gr12" draw:text-style-name="P1" draw:layer="layout" svg:x1="9.48cm" svg:y1="2.44cm" svg:x2="9.48cm" svg:y2="18.95cm">
          <text:p/>
        </draw:line>
        <draw:line draw:style-name="gr12" draw:text-style-name="P1" draw:layer="layout" svg:x1="12.78cm" svg:y1="2.44cm" svg:x2="12.78cm" svg:y2="18.95cm">
          <text:p/>
        </draw:line>
        <draw:line draw:style-name="gr12" draw:text-style-name="P1" draw:layer="layout" svg:x1="15.88cm" svg:y1="2.44cm" svg:x2="15.88cm" svg:y2="18.95cm">
          <text:p/>
        </draw:line>
        <draw:frame draw:style-name="gr13" draw:text-style-name="P5" draw:layer="layout" svg:width="1.285cm" svg:height="0.645cm" svg:x="6.45cm" svg:y="2.44cm">
          <draw:text-box>
            <text:p text:style-name="P5">2009</text:p>
          </draw:text-box>
        </draw:frame>
        <draw:frame draw:style-name="gr13" draw:text-style-name="P5" draw:layer="layout" svg:width="1.285cm" svg:height="0.645cm" svg:x="9.451cm" svg:y="2.441cm">
          <draw:text-box>
            <text:p text:style-name="P5">2010</text:p>
          </draw:text-box>
        </draw:frame>
        <draw:frame draw:style-name="gr13" draw:text-style-name="P5" draw:layer="layout" svg:width="1.26cm" svg:height="0.645cm" svg:x="12.751cm" svg:y="2.441cm">
          <draw:text-box>
            <text:p text:style-name="P5">2011</text:p>
          </draw:text-box>
        </draw:frame>
        <draw:frame draw:style-name="gr13" draw:text-style-name="P5" draw:layer="layout" svg:width="1.285cm" svg:height="0.645cm" svg:x="15.751cm" svg:y="2.441cm">
          <draw:text-box>
            <text:p text:style-name="P5">2012</text:p>
          </draw:text-box>
        </draw:frame>
        <draw:frame draw:style-name="gr13" draw:text-style-name="P5" draw:layer="layout" svg:width="1.285cm" svg:height="0.645cm" svg:x="6.45cm" svg:y="18.24cm">
          <draw:text-box>
            <text:p text:style-name="P5">2009</text:p>
          </draw:text-box>
        </draw:frame>
        <draw:frame draw:style-name="gr13" draw:text-style-name="P5" draw:layer="layout" svg:width="1.285cm" svg:height="0.645cm" svg:x="9.451cm" svg:y="18.241cm">
          <draw:text-box>
            <text:p text:style-name="P5">2010</text:p>
          </draw:text-box>
        </draw:frame>
        <draw:frame draw:style-name="gr13" draw:text-style-name="P5" draw:layer="layout" svg:width="1.26cm" svg:height="0.645cm" svg:x="12.751cm" svg:y="18.241cm">
          <draw:text-box>
            <text:p text:style-name="P5">2011</text:p>
          </draw:text-box>
        </draw:frame>
        <draw:frame draw:style-name="gr13" draw:text-style-name="P5" draw:layer="layout" svg:width="1.285cm" svg:height="0.645cm" svg:x="15.751cm" svg:y="18.241cm">
          <draw:text-box>
            <text:p text:style-name="P5">201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902" svg:d="m564 0-564 902h1131z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6-15T09:13:57</meta:creation-date>
    <dc:date>2012-07-05T09:54:57</dc:date>
    <meta:editing-duration>P19DT17H52M26S</meta:editing-duration>
    <meta:editing-cycles>6</meta:editing-cycles>
    <meta:generator>OpenOffice.org/3.3$Unix OpenOffice.org_project/330m20$Build-9567</meta:generator>
    <meta:print-date>2012-06-15T16:16:51</meta:print-date>
    <meta:document-statistic meta:object-count="64"/>
  </office:meta>
</office:document-meta>
</file>